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C340000844B000003422549B923A55839CC.svg" manifest:media-type="image/svg+xml"/>
  <manifest:file-entry manifest:full-path="Pictures/1000000000000780000004387FEFCF4E3990D5EB.jpg" manifest:media-type="image/jpeg"/>
  <manifest:file-entry manifest:full-path="Pictures/100000000000078000000438B7184DD3A3B98498.jpg" manifest:media-type="image/jpeg"/>
  <manifest:file-entry manifest:full-path="Pictures/1000000100000020000002D09BAF4F0DDA8E4E8B.png" manifest:media-type="image/png"/>
  <manifest:file-entry manifest:full-path="Pictures/10000C8F0000034200004A6ABD021DA9BD39254C.svg" manifest:media-type="image/svg+xml"/>
  <manifest:file-entry manifest:full-path="Pictures/10000CA90000844B000003426738F0E80CCFF9F3.svg" manifest:media-type="image/svg+xml"/>
  <manifest:file-entry manifest:full-path="Pictures/1000000100000500000000208FBB548742ECE7D2.png" manifest:media-type="image/png"/>
  <manifest:file-entry manifest:full-path="Pictures/1000000100000500000000206A8772BE46B04168.png" manifest:media-type="image/png"/>
  <manifest:file-entry manifest:full-path="Pictures/10000001000001F300000354DB9EED4426765E50.png" manifest:media-type="image/png"/>
  <manifest:file-entry manifest:full-path="Pictures/10000001000001F000000351544BDABFF2E0E234.png" manifest:media-type="image/png"/>
  <manifest:file-entry manifest:full-path="Pictures/10000C1C0000034200004A6A2C92F38BC117DD3C.svg" manifest:media-type="image/svg+xml"/>
  <manifest:file-entry manifest:full-path="Pictures/1000000100000020000002D00833A9D08483B0F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ce style:name="Droid Sans Fallback1" svg:font-family="'Droid Sans Fallb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Roboto Condensed" svg:font-family="'Roboto Condensed'"/>
    <style:font-face style:name="Roboto Condensed1" svg:font-family="'Roboto Condensed'" style:font-pitch="variable"/>
    <style:font-face style:name="Roboto Medium" svg:font-family="'Roboto Medium'"/>
    <style:font-face style:name="Roboto Medium1" svg:font-family="'Roboto Mediu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draw:stroke-linejoin="none" svg:stroke-linecap="butt" draw:fill="solid" draw:fill-color="#67c4b3" draw:textarea-horizontal-align="center" draw:textarea-vertical-align="middle"/>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writing-mode="lr-tb"/>
      <style:paragraph-properties style:writing-mode="lr-tb"/>
    </style:style>
    <style:style style:name="gr5" style:family="graphic" style:parent-style-name="standard">
      <style:graphic-properties draw:stroke="none" svg:stroke-width="0cm" draw:fill="none" draw:textarea-vertical-align="top" draw:auto-grow-height="false" draw:fit-to-size="false" style:shrink-to-fit="true" fo:min-height="8.74cm" fo:min-width="13.001cm" fo:padding-top="0cm" fo:padding-bottom="0cm" fo:padding-left="0cm" fo:padding-right="0cm" fo:wrap-option="wrap" style:writing-mode="lr-tb"/>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true" fo:min-height="10.59cm" fo:min-width="17.646cm" fo:padding-top="0cm" fo:padding-bottom="0cm" fo:padding-left="0cm" fo:padding-right="0cm" fo:wrap-option="wrap" style:writing-mode="lr-tb"/>
      <style:paragraph-properties style:writing-mode="lr-tb"/>
    </style:style>
    <style:style style:name="gr7"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Leaf_20_Blue_20_2-notes">
      <style:graphic-properties draw:fill-color="#ffffff" draw:auto-grow-height="true" fo:min-height="13.364cm"/>
      <style:paragraph-properties style:writing-mode="lr-tb"/>
    </style:style>
    <style:style style:name="pr3" style:family="presentation" style:parent-style-name="Leaf_20_Blue_20_1-notes">
      <style:graphic-properties draw:fill-color="#ffffff" draw:auto-grow-height="true" fo:min-height="13.364cm"/>
      <style:paragraph-properties style:writing-mode="lr-tb"/>
    </style:style>
    <style:style style:name="pr4" style:family="presentation" style:parent-style-name="End_20_Slide-notes">
      <style:graphic-properties draw:fill-color="#ffffff" draw:auto-grow-height="true" fo:min-height="13.364cm"/>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1" fo:font-size="18pt" fo:text-shadow="none"/>
    </style:style>
    <style:style style:name="P2" style:family="paragraph">
      <style:paragraph-properties fo:margin-top="0.5cm" fo:margin-bottom="0cm" fo:line-height="100%" fo:text-align="start" style:writing-mode="lr-tb"/>
      <style:text-properties fo:color="#ffffff" loext:opacity="100%" style:font-name="Noto Sans1" fo:font-size="18pt" fo:text-shadow="none"/>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loext:color-lum-mod="100%" loext:color-lum-off="0%" style:font-name="Noto Sans1" fo:font-size="18pt" fo:text-shadow="none"/>
    </style:style>
    <style:style style:name="P4" style:family="paragraph">
      <style:paragraph-properties fo:margin-top="0cm" fo:margin-bottom="0cm" fo:line-height="100%" fo:text-align="start" style:writing-mode="lr-tb"/>
      <style:text-properties fo:color="#ffffff" loext:opacity="100%" style:font-name="Noto Sans1" fo:font-size="16pt" style:font-size-asian="16pt" style:font-size-complex="16pt"/>
    </style:style>
    <style:style style:name="P5" style:family="paragraph">
      <loext:graphic-properties draw:fill="none"/>
      <style:paragraph-properties fo:margin-top="0cm" fo:margin-bottom="0cm" fo:line-height="100%" fo:text-align="start" style:writing-mode="lr-tb" style:font-independent-line-spacing="true"/>
      <style:text-properties fo:color="#ffffff" loext:opacity="100%" loext:color-lum-mod="100%" loext:color-lum-off="0%" style:font-name="Noto Sans1" fo:font-size="16pt" style:font-size-asian="16pt" style:font-size-complex="16pt"/>
    </style:style>
    <style:style style:name="P6" style:family="paragraph">
      <loext:graphic-properties draw:fill-color="#ffffff"/>
    </style:style>
    <style:style style:name="P7" style:family="paragraph">
      <loext:graphic-properties draw:fill="solid" draw:fill-color="#67c4b3"/>
      <style:paragraph-properties fo:text-align="center"/>
    </style:style>
    <style:style style:name="P8" style:family="paragraph">
      <loext:graphic-properties draw:fill="none"/>
      <style:paragraph-properties fo:margin-top="0cm" fo:margin-bottom="0cm" fo:line-height="100%" fo:text-align="start" style:writing-mode="lr-tb" style:font-independent-line-spacing="true"/>
      <style:text-properties fo:color="#ffffff" loext:opacity="100%" loext:color-lum-mod="100%" loext:color-lum-off="0%" style:font-name="Noto Sans1" fo:font-size="32pt" fo:font-weight="bold" style:font-size-asian="32pt" style:font-weight-asian="bold" style:font-size-complex="32pt" style:font-weight-complex="bold"/>
    </style:style>
    <style:style style:name="P9" style:family="paragraph">
      <style:paragraph-properties fo:margin-top="0cm" fo:margin-bottom="0cm" fo:line-height="100%" fo:text-align="start" style:writing-mode="lr-tb"/>
      <style:text-properties fo:color="#ffffff" loext:opacity="100%" style:font-name="Noto Sans1" fo:font-size="18pt"/>
    </style:style>
    <style:style style:name="P10" style:family="paragraph">
      <loext:graphic-properties draw:fill="none"/>
      <style:paragraph-properties fo:margin-top="0cm" fo:margin-bottom="0cm" fo:line-height="100%" fo:text-align="start" style:writing-mode="lr-tb" style:font-independent-line-spacing="true"/>
      <style:text-properties fo:color="#ffffff" loext:opacity="100%" loext:color-lum-mod="100%" loext:color-lum-off="0%" style:font-name="Noto Sans1" fo:font-size="18pt"/>
    </style:style>
    <style:style style:name="P11" style:family="paragraph">
      <loext:graphic-properties draw:fill-color="#ffffff"/>
      <style:text-properties fo:font-size="20pt"/>
    </style:style>
    <style:style style:name="P12" style:family="paragraph">
      <style:paragraph-properties fo:margin-top="0cm" fo:margin-bottom="0cm" fo:line-height="100%" fo:text-align="start" style:writing-mode="lr-tb"/>
      <style:text-properties fo:color="#ffffff" loext:opacity="100%" style:font-name="Noto Sans1" fo:font-size="32pt" fo:font-weight="bold" style:font-size-asian="32pt" style:font-weight-asian="bold" style:font-size-complex="32pt" style:font-weight-complex="bold"/>
    </style:style>
    <style:style style:name="P13" style:family="paragraph">
      <style:paragraph-properties fo:margin-top="0cm" fo:margin-bottom="0cm" fo:line-height="100%" fo:text-align="center" style:writing-mode="lr-tb"/>
      <style:text-properties style:font-name="Noto Sans1" fo:font-size="18pt"/>
    </style:style>
    <style:style style:name="P14" style:family="paragraph">
      <loext:graphic-properties draw:fill="none"/>
      <style:paragraph-properties fo:margin-top="0cm" fo:margin-bottom="0cm" fo:line-height="100%" fo:text-align="center" style:writing-mode="lr-tb" style:font-independent-line-spacing="true"/>
      <style:text-properties style:font-name="Noto Sans1" fo:font-size="18pt"/>
    </style:style>
    <style:style style:name="T1"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Noto Sans1" fo:font-size="18pt" fo:letter-spacing="normal" fo:font-style="italic" fo:text-shadow="none" style:text-underline-style="none" fo:font-weight="normal" style:font-size-asian="20pt" style:font-style-asian="italic" style:font-weight-asian="normal" style:font-size-complex="20pt" style:font-style-complex="italic" style:font-weight-complex="normal"/>
    </style:style>
    <style:style style:name="T3"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ffffff" loext:opacity="100%" style:text-line-through-style="none" style:text-line-through-type="none" style:text-position="33% 58%" style:font-name="Noto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Noto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Noto Sans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3" draw:layer="layout" svg:width="19.5cm" svg:height="3.375cm" svg:x="1.5cm" svg:y="2.5cm">
          <text:p text:style-name="P1"><text:span text:style-name="T1">Ekhoikos</text:span></text:p>
          <text:p text:style-name="P2"><text:span text:style-name="T2">The artisans of 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5" draw:layer="layout" svg:width="8.128cm" svg:height="0.927cm" svg:x="0.872cm" svg:y="14cm">
          <text:p text:style-name="P4"><text:span text:style-name="T3">Primrose</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eaf_20_Blue_20_2" presentation:presentation-page-layout-name="AL2T11">
        <office:forms form:automatic-focus="false" form:apply-design-mode="false"/>
        <draw:path draw:style-name="gr3" draw:text-style-name="P7" draw:layer="layout" svg:width="16.999cm" svg:height="16.999cm" svg:x="-0.5cm" svg:y="-0.5cm" svg:viewBox="0 0 17000 17000" svg:d="M8500 0c-4697 0-8500 3803-8500 8500s3803 8500 8500 8500c4679 0 8500-3803 8500-8500s-3821-8500-8500-8500zM8500 764c4269 0 7736 3467 7736 7736 0 4287-3467 7754-7736 7754-4287 0-7754-3467-7754-7754 0-4269 3467-7736 7754-7736zM8314 1118c-671 0-1361 56-2107 168-130 224 168 485 485 503 1715 19 1025 2834 2125 2815 671-1081 3355-1323 2703-2982-1007-354-2069-522-3206-504zM4940 1920l-56 19-93 56-112 74-112 75-131 74-149 93-130 94-168 111-149 131-168 112-168 149-167 149-168 149-187 149-149 187-167 186-168 186-168 206-149 205-149 223-149 243-112 242-131 261-111 242-94 280-93 279-74 280-75 317-19 298-18 298 18 94 56 93 93 93 75 112 75 112 111 93 94 93 111 112 131 74 130 94 131 93 130 112 150 56 130 111 149 75 149 75 149 74 131 93 149 75 149 74 149 94 131 74 149 75 130 74 131 94 112 74 111 75 131 74 93 75 93 93 94 75 149 167-149 187-56 93-56 75-56 93-37 74-19 75-19 93-18 75-19 74v75 74l19 75v74l18 75 19 56 37 74 19 75 56 56 37 75 56 55 37 75 56 56 56 56 56 56 75 56 74 56 56 56 93 55 56 38 75 56 93 37 168 93-38 205-37 75-37 93-19 93-37 112-37 93-56 75-19 93-56 93-37 75-37 74-38 93-37 94-37 56-38 93-37 74-37 94-19 74-37 93-19 75-18 74-38 94v93l-18 74v75 93 93 75l18 93 19 93v38l56-19h130l112 37 94 75 74 56 75 74 74 75 75 74 56 56 56 38 37 18h37 37l38-37 56-56 130-168 112-149 130-149 131-149 130-149 131-131 130-130 131-131 130-130 131-131 130-130 131-112 130-130 112-112 131-93 130-112 112-112 112-112 112-112 93-93 93-112 93-112 93-112 75-93 75-112 74-111 56-112 37-93 56-112 37-112 19-112 19-130v-75-75l-19-56-19-74-37-37-37-56-56-56-75-19-74-56-93-37-94-19-130-37-130-19-131-18-149-19h-224l-74-149-75-75-37-74-56-75-56-74-56-93-56-56-74-75-75-75-56-74-74-75-75-56-93-74-75-56-74-56-94-56-93-56-93-56-75-37-93-37-112-38-111-18-94-56-111-19h-112l-112-18h-131-111-131-112l-130 18-187 38-205-112-167-94-150-93-149-112-130-111-149-112-112-112-131-112-111-112-94-93-74-112-93-93-75-93-56-93-56-75-18-75-19-93 19-112 74-56 75-37 93-18 93-19h112l130 19 131 18 130 37 168 38 168 74 168 75 186 93 186 112 131 74h19l74-74 37-56 38-112v-112l37-130v-149l19-149 37-150 37-149 75-149 130-149 131-130 205-112 223-75 243-56 130-93 131-130 167-112 150-93 167-94 149-111 131-75 130-75 112-74 93-75 94-56 37-56 19-37v-18l-19-19-75-56-111-56-94-56-93-74-93-94-93-93-75-93-74-75-75-111-56-112-74-94-56-111-38-94-56-111-37-112-37-93-19-94-18-93-19-93-19-93v-112l19-75 19-93 18-56 19-74 56-75 56-56 74-37 75-19h93 93l38 19v-19l-19-56-56-74-75-93-93-75-112-75-130-74-112-56-149-56-112-37h-130-112l-56 18-37 94-56 149-38 167-37 131-37 149-37 149-19 131-19 149-18 130v131l-19 112v130l-37 112v112 112l-19 93v112 74 93l-19 94v93l-18 56-19 74-19 75-37 56-37 74-37 56-75 38-74 37-56 19h-75-130l-261-187-205-149-168-149-168-131-130-130-94-112-74-112-56-130-19-112-18-93 37-131 18-93 75-93 37-93 75-75 93-75 75-74 74-56 93-93 75-75 75-74 93-94 56-93 74-93 56-112 37-93 38-112 18-130 19-131-19-149zM12731 4735c-298 0-372 708-317 1901-466 149-1081 578-391 1398-1957 1603-969 3504 1529 2964v3094c1472-1528 2553-3225 2553-5443-93-391-317-503-708-298-56 298-280 391-690 224-223-746-950-895-1715-1007 392-336 988-634 1287 112 428 130 615-131 1043 130 243 19 466 0 709 38-373-3356-802-2014-2722-2666-242-298-429-447-578-447z">
          <text:p/>
        </draw:path>
        <draw:custom-shape draw:name="TextShape 1" draw:style-name="gr4" draw:text-style-name="P8" draw:layer="layout" svg:width="15.493cm" svg:height="1.356cm" svg:x="3.302cm" svg:y="2.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10" draw:layer="layout" svg:width="13cm" svg:height="8.739cm" svg:x="1.5cm" svg:y="4.261cm">
          <text:p text:style-name="P9"><text:span text:style-name="T5">Ekhoikos si propone come un sistema per la compravendita online di beni fisici e digitali fatti a mano, per promuovere i liberi professionisti ed il self-made.</text:span></text:p>
          <text:p text:style-name="P9"><text:span text:style-name="T5"/></text:p>
          <text:p text:style-name="P9"><text:span text:style-name="T5">Sulla piattaforma si promuove un'economia a km zero, basando la ricerca sulla distanza minima tra cliente-"artigiano" e la sostenibilità dei materiali utilizzati.</text:span></text:p>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9.797cm" svg:height="11.136cm" svg:x="0.601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Leaf_20_Blue_20_1" presentation:presentation-page-layout-name="AL2T11">
        <office:forms form:automatic-focus="false" form:apply-design-mode="false"/>
        <draw:custom-shape draw:name="TextShape 1" draw:style-name="gr4" draw:text-style-name="P8" draw:layer="layout" svg:width="15.493cm" svg:height="1.356cm" svg:x="11.507cm" svg:y="1.5cm">
          <text:p text:style-name="P12"><text:span text:style-name="T6">Obbiet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0" draw:layer="layout" svg:width="17.645cm" svg:height="10.589cm" svg:x="7.355cm" svg:y="3.911cm">
          <text:p text:style-name="P9"><text:span text:style-name="T5">- Creare un ecosistema di e-commerce per prodotti creati e lavorati a mano, sia fisici che digitali</text:span></text:p>
          <text:p text:style-name="P9"><text:span text:style-name="T5"/></text:p>
          <text:p text:style-name="P9"><text:span text:style-name="T5">- Per limitare i consumi e le emissioni, la ricerca dei prodotti punta a mostrare gli "artigiani" più vicini, promuovendo così anche la cultura locale.</text:span></text:p>
          <text:p text:style-name="P9"><text:span text:style-name="T5"/></text:p>
          <text:p text:style-name="P9"><text:span text:style-name="T5">- Per favorire l'utilizzo di materiali eco-sostenibili nei prodotti fisici esiste un sistema di classifica basata sulle recensioni degli acquirenti.</text:span></text:p>
          <text:p text:style-name="P9"><text:span text:style-name="T5"/></text:p>
          <text:p text:style-name="P9"><text:span text:style-name="T5">- Per ogni vendita, il 5% del ricavato viene donato ad una o più associazioni scelte dall'acquirente al momento dell'acquis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2" draw:layer="layout" svg:width="19.797cm" svg:height="11.136cm" svg:x="0.601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End_20_Slide" presentation:presentation-page-layout-name="AL3T1">
        <office:forms form:automatic-focus="false" form:apply-design-mode="false"/>
        <draw:custom-shape draw:name="TextShape 1" draw:style-name="gr7" draw:text-style-name="P14" draw:layer="layout" svg:width="25.198cm" svg:height="2.114cm" svg:x="1.401cm" svg:y="6.5cm">
          <text:p text:style-name="P13"><text:span text:style-name="T7">Grazie per l’atten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ce style:name="Droid Sans Fallback1" svg:font-family="'Droid Sans Fallb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1" svg:font-family="'Noto Sans'" style:font-family-generic="swiss" style:font-pitch="variable"/>
    <style:font-face style:name="Roboto Condensed" svg:font-family="'Roboto Condensed'"/>
    <style:font-face style:name="Roboto Condensed1" svg:font-family="'Roboto Condensed'" style:font-pitch="variable"/>
    <style:font-face style:name="Roboto Medium" svg:font-family="'Roboto Medium'"/>
    <style:font-face style:name="Roboto Medium1" svg:font-family="'Roboto Mediu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d4ea6b" draw:end-color="#bbe33d" draw:start-intensity="100%" draw:end-intensity="100%" draw:angle="30deg" draw:border="0%"/>
    <draw:gradient draw:name="Gradient_20_100" draw:display-name="Gradient 100" draw:style="linear" draw:start-color="#62cf51" draw:end-color="#3faf46" draw:start-intensity="100%" draw:end-intensity="100%" draw:angle="30deg" draw:border="0%"/>
    <draw:gradient draw:name="Gradient_20_102" draw:display-name="Gradient 102" draw:style="linear" draw:start-color="#8e86ae" draw:end-color="#a1467e" draw:start-intensity="100%" draw:end-intensity="100%" draw:angle="30deg" draw:border="0%"/>
    <draw:gradient draw:name="Gradient_20_104" draw:display-name="Gradient 104" draw:style="linear" draw:start-color="#81aca6" draw:end-color="#5983b0" draw:start-intensity="100%" draw:end-intensity="100%" draw:angle="30deg" draw:border="0%"/>
    <draw:gradient draw:name="Gradient_20_14" draw:display-name="Gradient 14" draw:style="linear" draw:start-color="#6ad15a" draw:end-color="#5eb91e" draw:start-intensity="100%" draw:end-intensity="100%" draw:angle="30deg" draw:border="0%"/>
    <draw:gradient draw:name="Gradient_20_21" draw:display-name="Gradient 21" draw:style="linear" draw:start-color="#dee6ef" draw:end-color="#50938a" draw:start-intensity="100%" draw:end-intensity="100%" draw:angle="30deg" draw:border="0%"/>
    <draw:gradient draw:name="Gradient_20_22" draw:display-name="Gradient 22" draw:style="linear" draw:start-color="#6fc8fa" draw:end-color="#729fcf" draw:start-intensity="100%" draw:end-intensity="100%" draw:angle="30deg" draw:border="0%"/>
    <draw:gradient draw:name="Gradient_20_25" draw:display-name="Gradient 25" draw:style="linear" draw:start-color="#5983b0" draw:end-color="#3465a4" draw:start-intensity="100%" draw:end-intensity="100%" draw:angle="30deg" draw:border="0%"/>
    <draw:gradient draw:name="Gradient_20_34" draw:display-name="Gradient 34" draw:style="linear" draw:start-color="#bbe33d" draw:end-color="#77bc65" draw:start-intensity="100%" draw:end-intensity="100%" draw:angle="30deg" draw:border="0%"/>
    <draw:gradient draw:name="Gradient_20_43" draw:display-name="Gradient 43" draw:style="linear" draw:start-color="#6fc8fa" draw:end-color="#2d88bb" draw:start-intensity="100%" draw:end-intensity="100%" draw:angle="30deg" draw:border="0%"/>
    <draw:gradient draw:name="Gradient_20_45" draw:display-name="Gradient 45" draw:style="linear" draw:start-color="#49de8f" draw:end-color="#41a671" draw:start-intensity="100%" draw:end-intensity="100%" draw:angle="30deg" draw:border="0%"/>
    <draw:gradient draw:name="Gradient_20_7" draw:display-name="Gradient 7" draw:style="linear" draw:start-color="#6fc8fa" draw:end-color="#399ed7" draw:start-intensity="100%" draw:end-intensity="100%" draw:angle="30deg" draw:border="0%"/>
    <draw:gradient draw:name="Gradient_20_98" draw:display-name="Gradient 98" draw:style="linear" draw:start-color="#6fc8fa" draw:end-color="#399ed7"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loext:color-lum-mod="100%" loext:color-lum-off="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Right_20_Bar_20_White-backgroundobjects">
      <style:graphic-properties draw:stroke="none" draw:fill="none" draw:fill-color="#ffffff" draw:auto-grow-height="false" fo:min-height="1.485cm"/>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Left_20_Bar_20_White-backgroundobjects">
      <style:graphic-properties draw:stroke="none" draw:fill="none" draw:fill-color="#ffffff" draw:auto-grow-height="false" fo:min-height="1.485cm"/>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ottom_20_Bar_20_Blue-backgroundobjects">
      <style:graphic-properties draw:stroke="none" draw:fill="none" draw:fill-color="#ffffff" draw:auto-grow-height="false" fo:min-height="1.485cm"/>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eaf_20_White_20_1-backgroundobjects">
      <style:graphic-properties draw:stroke="none" draw:fill="none" draw:fill-color="#ffffff" draw:auto-grow-height="false" fo:min-height="1.485cm"/>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Leaf_20_White_20_2-backgroundobjects">
      <style:graphic-properties draw:stroke="none" draw:fill="none" draw:fill-color="#ffffff" draw:auto-grow-height="false" fo:min-height="1.485cm"/>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Right_20_Bar_20_Blue-backgroundobjects">
      <style:graphic-properties draw:stroke="none" draw:fill="none" draw:fill-color="#ffffff" draw:auto-grow-height="false" fo:min-height="1.485cm"/>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Left_20_Bar_20_Blue-backgroundobjects">
      <style:graphic-properties draw:stroke="none" draw:fill="none" draw:fill-color="#ffffff" draw:auto-grow-height="false" fo:min-height="1.485cm"/>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Leaf_20_Blue_20_1-backgroundobjects">
      <style:graphic-properties draw:stroke="none" draw:fill="none" draw:fill-color="#ffffff" draw:auto-grow-height="false" fo:min-height="1.485cm"/>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eaf_20_Blue_20_2-backgroundobjects">
      <style:graphic-properties draw:stroke="none" draw:fill="none" draw:fill-color="#ffffff" draw:auto-grow-height="false" fo:min-height="1.485cm"/>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Slide-backgroundobjects">
      <style:graphic-properties draw:stroke="none" draw:fill="none" draw:fill-color="#ffffff" draw:auto-grow-height="false" fo:min-height="1.485cm"/>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End_20_Slide-backgroundobjects">
      <style:graphic-properties draw:stroke="none" draw:fill="none" draw:fill-color="#ffffff" draw:auto-grow-height="false" fo:min-height="1.485cm"/>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Right_20_Bar_20_White" style:display-name="Right Bar White" style:page-layout-name="PM1" draw:style-name="Mdp1">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ft_20_Bar_20_White" style:display-name="Left Bar White" style:page-layout-name="PM1" draw:style-name="Mdp1">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ottom_20_Bar_20_White" style:display-name="Bottom Bar White" style:page-layout-name="PM1" draw:style-name="Mdp1">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8FBB548742ECE7D2.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ottom_20_Bar_20_Blue" style:display-name="Bottom Bar Blue" style:page-layout-name="PM1" draw:style-name="Mdp2">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6A8772BE46B0416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af_20_White_20_1" style:display-name="Leaf White 1" style:page-layout-name="PM1" draw:style-name="Mdp1">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af_20_White_20_2" style:display-name="Leaf White 2" style:page-layout-name="PM1" draw:style-name="Mdp1">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BAF4F0DDA8E4E8B.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Right_20_Bar_20_Blue" style:display-name="Right Bar Blue" style:page-layout-name="PM1" draw:style-name="Mdp2">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ft_20_Bar_20_Blue" style:display-name="Left Bar Blue" style:page-layout-name="PM1" draw:style-name="Mdp2">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af_20_Blue_20_1" style:display-name="Leaf Blue 1" style:page-layout-name="PM1" draw:style-name="Mdp2">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office:forms form:automatic-focus="false" form:apply-design-mode="false"/>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Leaf_20_Blue_20_2" style:display-name="Leaf Blue 2" style:page-layout-name="PM1" draw:style-name="Mdp2">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0833A9D08483B0F6.png" xlink:type="simple" xlink:show="embed" xlink:actuate="onLoad" draw:mime-type="image/png"/>
      </draw:frame>
      <presentation:notes style:page-layout-name="PM0">
        <office:forms form:automatic-focus="false" form:apply-design-mode="false"/>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20_Slide" style:display-name="Title Slide" style:page-layout-name="PM1" draw:style-name="Mdp3">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End_20_Slide" style:display-name="End Slide" style:page-layout-name="PM1" draw:style-name="Mdp4">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owing Liberty</dc:title>
    <meta:generator>LibreOffice/7.5.4.2$Windows_X86_64 LibreOffice_project/36ccfdc35048b057fd9854c757a8b67ec53977b6</meta:generator>
    <meta:creation-date>2025-09-23T09:32:18.625000000</meta:creation-date>
    <meta:editing-duration>PT3M42S</meta:editing-duration>
    <meta:editing-cycles>2</meta:editing-cycles>
    <dc:date>2025-09-23T11:00:17.049000000</dc:date>
    <meta:document-statistic meta:object-count="136"/>
  </office:meta>
</office:document-meta>
</file>